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02ed" officeooo:paragraph-rsid="001802e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5cfe" officeooo:paragraph-rsid="00195cf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802ed" officeooo:paragraph-rsid="001802ed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95cfe" officeooo:paragraph-rsid="00195cfe" style:font-weight-asian="bold" style:font-weight-complex="bold"/>
    </style:style>
    <style:style style:name="P5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d1b" style:font-weight-asian="normal" style:font-weight-complex="normal"/>
    </style:style>
    <style:style style:name="T4" style:family="text">
      <style:text-properties fo:font-weight="normal" officeooo:rsid="001b1e8d" style:font-weight-asian="normal" style:font-weight-complex="normal"/>
    </style:style>
    <style:style style:name="T5" style:family="text">
      <style:text-properties fo:font-weight="normal" officeooo:rsid="001c17ed" style:font-weight-asian="normal" style:font-weight-complex="normal"/>
    </style:style>
    <style:style style:name="T6" style:family="text">
      <style:text-properties fo:font-weight="normal" officeooo:rsid="001dc36b" style:font-weight-asian="normal" style:font-weight-complex="normal"/>
    </style:style>
    <style:style style:name="T7" style:family="text">
      <style:text-properties fo:font-weight="normal" officeooo:rsid="001dc5e2" style:font-weight-asian="normal" style:font-weight-complex="normal"/>
    </style:style>
    <style:style style:name="T8" style:family="text">
      <style:text-properties fo:font-weight="normal" officeooo:rsid="001e578a" style:font-weight-asian="normal" style:font-weight-complex="normal"/>
    </style:style>
    <style:style style:name="T9" style:family="text">
      <style:text-properties fo:font-weight="normal" officeooo:rsid="00203820" style:font-weight-asian="normal" style:font-weight-complex="normal"/>
    </style:style>
    <style:style style:name="T10" style:family="text">
      <style:text-properties fo:color="#c9211e" loext:opacity="100%" fo:font-weight="normal" style:font-weight-asian="normal" style:font-weight-complex="normal"/>
    </style:style>
    <style:style style:name="T11" style:family="text">
      <style:text-properties fo:color="#c9211e" loext:opacity="100%" fo:font-weight="normal" officeooo:rsid="0019bd1b" style:font-weight-asian="normal" style:font-weight-complex="normal"/>
    </style:style>
    <style:style style:name="T12" style:family="text">
      <style:text-properties fo:color="#c9211e" loext:opacity="100%" fo:font-weight="normal" officeooo:rsid="001b1e8d" style:font-weight-asian="normal" style:font-weight-complex="normal"/>
    </style:style>
    <style:style style:name="T13" style:family="text">
      <style:text-properties fo:color="#c9211e" loext:opacity="100%" fo:font-weight="normal" officeooo:rsid="001c17ed" style:font-weight-asian="normal" style:font-weight-complex="normal"/>
    </style:style>
    <style:style style:name="T14" style:family="text">
      <style:text-properties fo:color="#c9211e" loext:opacity="100%" fo:font-weight="normal" officeooo:rsid="001dc5e2" style:font-weight-asian="normal" style:font-weight-complex="normal"/>
    </style:style>
    <style:style style:name="T15" style:family="text">
      <style:text-properties fo:color="#000000" loext:opacity="100%" fo:font-weight="normal" officeooo:rsid="0019bd1b" style:font-weight-asian="normal" style:font-weight-complex="normal"/>
    </style:style>
    <style:style style:name="T16" style:family="text">
      <style:text-properties fo:color="#000000" loext:opacity="100%" fo:font-weight="normal" officeooo:rsid="001b1e8d" style:font-weight-asian="normal" style:font-weight-complex="normal"/>
    </style:style>
    <style:style style:name="T17" style:family="text">
      <style:text-properties fo:color="#000000" loext:opacity="100%" fo:font-weight="normal" officeooo:rsid="001c17ed" style:font-weight-asian="normal" style:font-weight-complex="normal"/>
    </style:style>
    <style:style style:name="T18" style:family="text">
      <style:text-properties fo:color="#000000" loext:opacity="100%" fo:font-weight="normal" officeooo:rsid="001dc5e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– Concept</text:p>
      <text:p text:style-name="P1"><text:span text:style-name="T1"/></text:p>
      <text:p text:style-name="P1"><text:span text:style-name="T2">Layout:</text:span></text:p>
      <text:p text:style-name="P1"><text:span text:style-name="T2"/></text:p>
      <text:p text:style-name="P3"><text:span text:style-name="T2">- location of houses predetermined → initially not clear where houses will be build doe</text:span></text:p>
      <text:p text:style-name="P3"><text:span text:style-name="T2">- central area with townhall nearby and as a place for people to meet/ events to happen</text:span></text:p>
      <text:p text:style-name="P3"><text:span text:style-name="T2">- order of stuff built is not set → non-linear</text:span></text:p>
      <text:p text:style-name="P3"><text:span text:style-name="T2">- few obstacles like bushes and trees</text:span></text:p>
      <text:p text:style-name="P3"><text:span text:style-name="T2">- </text:span><text:span text:style-name="T9">River runs near town</text:span></text:p>
      <text:p text:style-name="P3"><text:span text:style-name="T2"/></text:p>
      <text:p text:style-name="P1"><text:span text:style-name="T2">Design:</text:span></text:p>
      <text:p text:style-name="P3"><text:span text:style-name="T2"/></text:p>
      <text:p text:style-name="P3"><text:span text:style-name="T2">- two main tiles → grass and road</text:span></text:p>
      <text:p text:style-name="P3"><text:span text:style-name="T2">- some more detail stuff like trampled grass tiles</text:span></text:p>
      <text:p text:style-name="P3"><text:span text:style-name="T2">- </text:span><text:span text:style-name="T8">House/Obstacle Resolution: 64 x 64</text:span></text:p>
      <text:p text:style-name="P3"><text:span text:style-name="T2"/></text:p>
      <text:p text:style-name="P2"><text:span text:style-name="T2">NPCs &amp; Houses:</text:span></text:p>
      <text:p text:style-name="P2"><text:span text:style-name="T2"/></text:p>
      <text:p text:style-name="P4"><text:span text:style-name="T2">- </text:span><text:span text:style-name="T10">Settler </text:span><text:span text:style-name="T2">Joe (Priority 0) → offers seeds for farming and other goods, helps early on with town stuff</text:span></text:p>
      <text:p text:style-name="P4"><text:span text:style-name="T2">- to be </text:span><text:span text:style-name="T10">Mayor</text:span><text:span text:style-name="T2"> and hardcore atheist child Abel (Priority 0) → comes with Joe and becomes mayor later on, dislikes the church &amp; belief (only skeptical in the </text:span><text:span text:style-name="T3">beginning</text:span><text:span text:style-name="T2">), </text:span><text:span text:style-name="T3">helps organize stuff in town</text:span></text:p>
      <text:p text:style-name="P4"><text:span text:style-name="T3">- </text:span><text:span text:style-name="T11">Smith</text:span><text:span text:style-name="T15"> </text:span><text:span text:style-name="T18">(Priority 1) </text:span><text:span text:style-name="T15">→ </text:span><text:span text:style-name="T16">female smith that upgrades your equip or helps crafting new stuff, very neutral &amp; just wanna BBQ</text:span></text:p>
      <text:p text:style-name="P4"><text:span text:style-name="T3">- </text:span><text:span text:style-name="T11">Shopkeeper </text:span><text:span text:style-name="T18">(Priority 3) </text:span><text:span text:style-name="T15">→ </text:span><text:span text:style-name="T17">over the top &amp; obnoxious young man, good at heart, very pedantic and lowkey retarded</text:span></text:p>
      <text:p text:style-name="P4"><text:span text:style-name="T17">- </text:span><text:span text:style-name="T13">harlequin </text:span><text:span text:style-name="T18">(Priority 3) </text:span><text:span text:style-name="T17">→ post nihilistic &amp; depressed middle aged </text:span><text:span text:style-name="T18">english</text:span><text:span text:style-name="T17">man, suffers from alcoholism, acts stupid in innkeep to get some coin for booze, doesnt directly show problems but everyone mature knows</text:span></text:p>
      <text:p text:style-name="P5"><text:span text:style-name="T3">- </text:span><text:span text:style-name="T11">Innkeeper </text:span><text:span text:style-name="T7">(Priority 2)</text:span><text:span text:style-name="T3">→ </text:span><text:span text:style-name="T5">overweight bearded man, very happy-go-lucky, doesnt drink, knows sth about the tower and goes silent when people talk about it</text:span></text:p>
      <text:p text:style-name="P5"><text:span text:style-name="T3">- </text:span><text:span text:style-name="T11">Baker </text:span><text:span text:style-name="T7">(Priority 4) </text:span><text:span text:style-name="T3">→ </text:span><text:span text:style-name="T5">young kid that loves baking, noble child that fled the city because he wants to pursue his passion</text:span></text:p>
      <text:p text:style-name="P5"><text:span text:style-name="T3">- </text:span><text:span text:style-name="T11">Priest</text:span><text:span text:style-name="T3"> with fanatics &amp; da Church </text:span><text:span text:style-name="T7">(Priority 3)</text:span><text:span text:style-name="T3"> → </text:span><text:span text:style-name="T5">old ass dude, preaches a lot and vehemently represents the churches beliefs, </text:span><text:span text:style-name="T6">fanatics are drone-like, can be convinced that going in the tower is just</text:span></text:p>
      <text:p text:style-name="P5"><text:span text:style-name="T3">- </text:span><text:span text:style-name="T11">Survivalist</text:span><text:span text:style-name="T3"> </text:span><text:span text:style-name="T7">(Priority 1) </text:span><text:span text:style-name="T3">→ </text:span><text:span text:style-name="T4">grumpy old dude fleeing the city that wants peace but helps you somewhat reluctantly</text:span></text:p>
      <text:p text:style-name="P5"><text:span text:style-name="T4">- </text:span><text:span text:style-name="T12">thief</text:span><text:span text:style-name="T4"> </text:span><text:span text:style-name="T7">(Priority 2)</text:span><text:span text:style-name="T4">→ </text:span><text:span text:style-name="T6">female person</text:span><text:span text:style-name="T4">→ dont know that he is a thief in the beginning → epic plot twist → either ban him from town or not → helps you then</text:span></text:p>
      <text:p text:style-name="P5"><text:span text:style-name="T4">- </text:span><text:span text:style-name="T12">Oracle</text:span><text:span text:style-name="T4"> </text:span><text:span text:style-name="T7">(Priority 3)</text:span><text:span text:style-name="T4">→ young </text:span><text:span text:style-name="T6">female </text:span><text:span text:style-name="T4">person that talks confusing stuff and spells doom for you going in the tower, possible flashbacks and quests</text:span></text:p>
      <text:p text:style-name="P5"><text:span text:style-name="T4">- </text:span><text:span text:style-name="T6">possibly more NPCs with no jobs but maybe ques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2:12:21.574000000</meta:creation-date>
    <dc:date>2021-08-28T13:19:12.797000000</dc:date>
    <meta:editing-duration>PT35M18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4" meta:word-count="380" meta:character-count="2109" meta:non-whitespace-character-count="1752"/>
  </office:meta>
</office:document-meta>
</file>